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Page_20_Title">
      <style:graphic-properties draw:auto-grow-width="true" fo:min-height="0.767cm" fo:min-width="6.445cm"/>
      <style:paragraph-properties style:writing-mode="lr-tb"/>
    </style:style>
    <style:style style:name="gr2" style:family="graphic" style:parent-style-name="Filled_20_Blue">
      <style:graphic-properties draw:auto-grow-height="false" fo:min-height="1.225cm" fo:min-width="3.186cm"/>
      <style:paragraph-properties style:writing-mode="lr-tb"/>
    </style:style>
    <style:style style:name="gr3" style:family="graphic" style:parent-style-name="Filled_20_Yellow">
      <style:graphic-properties draw:auto-grow-height="false" fo:min-height="1.975cm" fo:min-width="3.1cm"/>
      <style:paragraph-properties style:writing-mode="lr-tb"/>
    </style:style>
    <style:style style:name="gr4" style:family="graphic" style:parent-style-name="Bordered">
      <style:graphic-properties draw:auto-grow-height="false" fo:min-height="8.475cm" fo:min-width="4.1cm"/>
      <style:paragraph-properties style:writing-mode="lr-tb"/>
    </style:style>
    <style:style style:name="gr5" style:family="graphic" style:parent-style-name="Bordered">
      <style:graphic-properties draw:auto-grow-height="false" fo:min-height="6.6cm" fo:min-width="4.1cm"/>
      <style:paragraph-properties style:writing-mode="lr-tb"/>
    </style:style>
    <style:style style:name="gr6" style:family="graphic" style:parent-style-name="Filled_20_Green">
      <style:graphic-properties draw:auto-grow-height="false" fo:min-height="1.975cm" fo:min-width="3.1cm"/>
      <style:paragraph-properties style:writing-mode="lr-tb"/>
    </style:style>
    <style:style style:name="gr7" style:family="graphic" style:parent-style-name="Filled_20_Magenta">
      <style:graphic-properties draw:auto-grow-height="false" fo:min-height="1.35cm" fo:min-width="4.275cm"/>
      <style:paragraph-properties style:writing-mode="lr-tb"/>
    </style:style>
    <style:style style:name="gr8" style:family="graphic" style:parent-style-name="Bordered">
      <style:graphic-properties draw:auto-grow-height="false" fo:min-height="7.625cm" fo:min-width="5.375cm"/>
      <style:paragraph-properties style:writing-mode="lr-tb"/>
    </style:style>
    <style:style style:name="gr9" style:family="graphic" style:parent-style-name="Thick">
      <style:graphic-properties draw:textarea-vertical-align="middle"/>
      <style:paragraph-properties style:writing-mode="lr-tb"/>
    </style:style>
    <style:style style:name="gr10" style:family="graphic" style:parent-style-name="Thick">
      <style:graphic-properties draw:textarea-vertical-align="middle"/>
    </style:style>
    <style:style style:name="P1" style:family="paragraph">
      <style:paragraph-properties style:writing-mode="lr-tb"/>
      <style:text-properties fo:font-size="16pt" fo:language="en" fo:country="US"/>
    </style:style>
    <style:style style:name="P2" style:family="paragraph">
      <style:paragraph-properties fo:text-align="start" style:writing-mode="lr-tb"/>
      <style:text-properties fo:language="en" fo:country="US"/>
    </style:style>
    <style:style style:name="P3" style:family="paragraph">
      <style:paragraph-properties style:writing-mode="lr-tb"/>
      <style:text-properties fo:language="en" fo:country="US"/>
    </style:style>
    <style:style style:name="P4" style:family="paragraph">
      <style:paragraph-properties fo:text-align="start" style:writing-mode="lr-tb">
        <style:tab-stops/>
      </style:paragraph-properties>
      <style:text-properties fo:language="en" fo:country="US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</style:style>
    <style:style style:name="T1" style:family="text">
      <style:text-properties fo:font-size="16pt" fo:language="en" fo:country="US"/>
    </style:style>
    <style:style style:name="T2" style:family="text">
      <style:text-properties fo:language="en" fo:country="US"/>
    </style:style>
    <style:style style:name="T3" style:family="text">
      <style:text-properties fo:font-size="10pt" fo:language="en" fo:country="US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Application Modules" draw:style-name="dp1" draw:master-page-name="Default">
        <draw:frame draw:style-name="gr1" draw:text-style-name="P1" draw:layer="layout" svg:width="6.445cm" svg:height="0.767cm" svg:x="1.055cm" svg:y="1.001cm">
          <draw:text-box>
            <text:p><text:span text:style-name="T1">Branches/Jobs/Runners</text:span></text:p>
          </draw:text-box>
        </draw:frame>
        <draw:custom-shape draw:style-name="gr2" draw:text-style-name="P2" xml:id="id3" draw:id="id3" draw:layer="layout" svg:width="3.586cm" svg:height="1.625cm" svg:x="2.75cm" svg:y="5.625cm">
          <text:p text:style-name="P2"><text:span text:style-name="T2">*-lnx-arm64</text:span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2" xml:id="id7" draw:id="id7" draw:layer="layout" svg:width="3.5cm" svg:height="2.375cm" svg:x="15.179cm" svg:y="2.776cm">
          <text:p text:style-name="P2"><text:span text:style-name="T2">Linux VM</text:span></text:p>
          <text:p text:style-name="P2"><text:span text:style-name="T3">Tags:</text:span></text:p>
          <text:list text:style-name="L2">
            <text:list-item>
              <text:p text:style-name="P2"><text:span text:style-name="T3">cplusplus</text:span></text:p>
            </text:list-item>
            <text:list-item>
              <text:p text:style-name="P2"><text:span text:style-name="T3">amd64</text:span></text:p>
            </text:list-item>
            <text:list-item>
              <text:p text:style-name="P2"><text:span text:style-name="T3">linux</text:span></text:p>
            </text:list-item>
          </text:list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3" draw:layer="layout" svg:width="4.5cm" svg:height="8.875cm" svg:x="14.6cm" svg:y="1.526cm">
          <text:p text:style-name="P3"><text:span text:style-name="T2">Runn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4.5cm" svg:height="7cm" svg:x="2.375cm" svg:y="2.5cm">
          <text:p text:style-name="P3"><text:span text:style-name="T2">Branch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9" draw:id="id9" draw:layer="layout" svg:width="3.5cm" svg:height="2.375cm" svg:x="15.179cm" svg:y="5.276cm">
          <text:p text:style-name="P2"><text:span text:style-name="T2">Windows VM</text:span></text:p>
          <text:p text:style-name="P2"><text:span text:style-name="T3">Tags:</text:span></text:p>
          <text:list text:style-name="L2">
            <text:list-item>
              <text:p text:style-name="P2"><text:span text:style-name="T3">cplusplus</text:span></text:p>
            </text:list-item>
            <text:list-item>
              <text:p text:style-name="P2"><text:span text:style-name="T3">amd64</text:span></text:p>
            </text:list-item>
            <text:list-item>
              <text:p text:style-name="P2"><text:span text:style-name="T3">windows</text:span></text:p>
            </text:list-item>
          </text:list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2" xml:id="id8" draw:id="id8" draw:layer="layout" svg:width="3.5cm" svg:height="2.375cm" svg:x="15.179cm" svg:y="7.776cm">
          <text:p text:style-name="P2"><text:span text:style-name="T2">Raspberry Pi</text:span></text:p>
          <text:p text:style-name="P2"><text:span text:style-name="T3">Tags:</text:span></text:p>
          <text:list text:style-name="L2">
            <text:list-item>
              <text:p text:style-name="P2"><text:span text:style-name="T3">cplusplus</text:span></text:p>
            </text:list-item>
            <text:list-item>
              <text:p text:style-name="P2"><text:span text:style-name="T3">arm64</text:span></text:p>
            </text:list-item>
            <text:list-item>
              <text:p text:style-name="P2"><text:span text:style-name="T3">linux</text:span></text:p>
            </text:list-item>
          </text:list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2" xml:id="id4" draw:id="id4" draw:layer="layout" svg:width="3.586cm" svg:height="1.625cm" svg:x="2.75cm" svg:y="7.5cm">
          <text:p text:style-name="P2"><text:span text:style-name="T2">*-win-amd64</text:span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3.586cm" svg:height="1.625cm" svg:x="2.75cm" svg:y="3.75cm">
          <text:p text:style-name="P2"><text:span text:style-name="T2">*-lnx-amd64</text:span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7" draw:text-style-name="P2" xml:id="id2" draw:id="id2" draw:layer="layout" svg:width="4.675cm" svg:height="1.75cm" svg:x="8.538cm" svg:y="3.35cm">
          <text:p text:style-name="P2"><text:span text:style-name="T2">GNU Compiler</text:span></text:p>
          <text:p text:style-name="P4"><text:span text:style-name="T3">lnx/gnu/jobs.gitlab-ci.yml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" draw:text-style-name="P3" draw:layer="layout" svg:width="5.775cm" svg:height="8.025cm" svg:x="7.85cm" svg:y="1.475cm">
          <text:p text:style-name="P3"><text:span text:style-name="T2">Pipeline Job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6" draw:id="id6" draw:layer="layout" svg:width="4.675cm" svg:height="1.75cm" svg:x="8.538cm" svg:y="5.35cm">
          <text:p text:style-name="P2"><text:span text:style-name="T2">GW Compiler</text:span></text:p>
          <text:p text:style-name="P2"><text:span text:style-name="T3">lnx/gw/jobs.gitlab-ci.yml</text:span></text:p>
          <text:p text:style-name="P2"><text:span text:style-name="T3"/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9" draw:text-style-name="P6" draw:layer="layout" draw:type="curve" svg:x1="6.336cm" svg:y1="4.562cm" svg:x2="8.538cm" svg:y2="4.225cm" draw:start-shape="id1" draw:start-glue-point="1" draw:end-shape="id2" draw:end-glue-point="3" svg:d="M6336 4562c1651 0 551-337 2202-337" svg:viewBox="0 0 2203 338">
          <text:p text:style-name="P5">`</text:p>
        </draw:connector>
        <draw:connector draw:style-name="gr10" draw:text-style-name="P5" draw:layer="layout" draw:type="curve" svg:x1="6.336cm" svg:y1="6.437cm" svg:x2="8.538cm" svg:y2="4.225cm" draw:start-shape="id3" draw:start-glue-point="1" draw:end-shape="id2" draw:end-glue-point="3" svg:d="M6336 6437c1651 0 551-2212 2202-2212" svg:viewBox="0 0 2203 2213">
          <text:p/>
        </draw:connector>
        <draw:custom-shape draw:style-name="gr7" draw:text-style-name="P2" xml:id="id5" draw:id="id5" draw:layer="layout" svg:width="4.675cm" svg:height="1.75cm" svg:x="8.538cm" svg:y="7.35cm">
          <text:p text:style-name="P2"><text:span text:style-name="T2">MinGW Compiler</text:span></text:p>
          <text:p text:style-name="P2"><text:span text:style-name="T3">lnx/mingw/jobs.gitlab-ci.yml</text:span></text:p>
          <text:p text:style-name="P2"><text:span text:style-name="T3"/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10" draw:text-style-name="P5" draw:layer="layout" draw:type="curve" svg:x1="6.336cm" svg:y1="8.312cm" svg:x2="8.538cm" svg:y2="8.225cm" draw:start-shape="id4" draw:start-glue-point="1" draw:end-shape="id5" draw:end-glue-point="3" svg:d="M6336 8312c1651 0 551-87 2202-87" svg:viewBox="0 0 2203 88">
          <text:p/>
        </draw:connector>
        <draw:connector draw:style-name="gr10" draw:text-style-name="P5" draw:layer="layout" draw:type="curve" svg:x1="6.336cm" svg:y1="4.562cm" svg:x2="8.538cm" svg:y2="6.225cm" draw:start-shape="id1" draw:start-glue-point="1" draw:end-shape="id6" draw:end-glue-point="3" svg:d="M6336 4562c1651 0 551 1663 2202 1663" svg:viewBox="0 0 2203 1664">
          <text:p/>
        </draw:connector>
        <draw:connector draw:style-name="gr10" draw:text-style-name="P5" draw:layer="layout" draw:type="curve" svg:x1="13.213cm" svg:y1="4.225cm" svg:x2="15.179cm" svg:y2="3.963cm" draw:start-shape="id2" draw:start-glue-point="1" draw:end-shape="id7" draw:end-glue-point="3" svg:d="M13213 4225c1474 0 492-262 1966-262" svg:viewBox="0 0 1967 263">
          <text:p/>
        </draw:connector>
        <draw:connector draw:style-name="gr10" draw:text-style-name="P5" draw:layer="layout" draw:type="curve" svg:x1="13.213cm" svg:y1="6.225cm" svg:x2="15.179cm" svg:y2="3.963cm" draw:start-shape="id6" draw:end-shape="id7" draw:end-glue-point="3" svg:d="M13213 6225c1474 0 492-2262 1966-2262" svg:viewBox="0 0 1967 2263">
          <text:p/>
        </draw:connector>
        <draw:connector draw:style-name="gr10" draw:text-style-name="P5" draw:layer="layout" draw:type="curve" svg:x1="13.213cm" svg:y1="4.225cm" svg:x2="15.179cm" svg:y2="8.963cm" draw:start-shape="id2" draw:start-glue-point="1" draw:end-shape="id8" draw:end-glue-point="3" svg:d="M13213 4225c1474 0 492 4738 1966 4738" svg:viewBox="0 0 1967 4739">
          <text:p/>
        </draw:connector>
        <draw:connector draw:style-name="gr10" draw:text-style-name="P5" draw:layer="layout" draw:type="curve" svg:x1="13.213cm" svg:y1="8.225cm" svg:x2="15.179cm" svg:y2="6.463cm" draw:start-shape="id5" draw:start-glue-point="1" draw:end-shape="id9" draw:end-glue-point="3" svg:d="M13213 8225c1474 0 492-1762 1966-1762" svg:viewBox="0 0 1967 1763">
          <text:p/>
        </draw:connector>
      </draw:page>
      <draw:page draw:name="page2" draw:style-name="dp1" draw:master-page-name="Default">
        <draw:frame draw:style-name="gr1" draw:text-style-name="P1" draw:layer="layout" svg:width="6.445cm" svg:height="0.767cm" svg:x="1.056cm" svg:y="1.002cm">
          <draw:text-box>
            <text:p><text:span text:style-name="T1">New Pag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1" draw:display-name="Gradient 11" draw:style="linear" draw:start-color="#ffffff" draw:end-color="#cccccc" draw:start-intensity="100%" draw:end-intensity="100%" draw:angle="30deg" draw:border="0%"/>
    <draw:gradient draw:name="Gradient_20_8" draw:display-name="Gradient 8" draw:style="linear" draw:start-color="#91beee" draw:end-color="#3465a4" draw:start-intensity="100%" draw:end-intensity="100%" draw:angle="30deg" draw:border="0%"/>
    <draw:gradient draw:name="Gradient_20_9" draw:display-name="Gradient 9" draw:style="linear" draw:start-color="#77bc65" draw:end-color="#127622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808080" draw:distance="0.305cm" draw:rotation="450"/>
    <draw:marker draw:name="Arrow" svg:viewBox="0 0 20 30" svg:d="M10 0l-10 30h20z"/>
    <draw:marker draw:name="Triangle" svg:viewBox="0 0 1013 1130" svg:d="M1009 1050l-449-1008-22-30-29-12-34 12-21 26-449 1012-5 13v8l5 21 12 21 17 13 21 4h903l21-4 21-13 9-21 4-21v-8z"/>
    <draw:stroke-dash draw:name="_32__20_Dots_20_1_20_Dash" draw:display-name="2 Dots 1 Dash" draw:style="rect" draw:dots1="2" draw:dots2="1" draw:dots2-length="0.203cm" draw:distance="0.203cm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nl" fo:country="NL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language="en" fo:country="US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normal"/>
    </style:style>
    <style:style style:name="Filled" style:family="graphic" style:parent-style-name="Shapes">
      <style:graphic-properties draw:stroke="solid" svg:stroke-width="0.05cm" svg:stroke-color="#000000" draw:marker-start-width="0.275cm" draw:marker-end-width="0.275cm" draw:fill="gradient" draw:fill-gradient-name="Gradient_20_11" draw:gradient-step-count="0" draw:textarea-horizontal-align="left" draw:textarea-vertical-align="top" fo:padding-top="0.2cm" fo:padding-bottom="0.2cm" fo:padding-left="0.2cm" fo:padding-right="0.2cm" draw:shadow-color="#000000"/>
      <style:paragraph-properties>
        <style:tab-stops/>
      </style:paragraph-properties>
      <style:text-properties fo:font-size="13pt"/>
    </style:style>
    <style:style style:name="Filled_20_Blue" style:display-name="Filled Blue" style:family="graphic" style:parent-style-name="Filled">
      <style:graphic-properties svg:stroke-color="#006699" draw:fill="gradient" draw:fill-gradient-name="Gradient_20_8" draw:gradient-step-count="64" draw:textarea-horizontal-align="left"/>
    </style:style>
    <style:style style:name="Filled_20_Green" style:display-name="Filled Green" style:family="graphic" style:parent-style-name="Filled">
      <style:graphic-properties svg:stroke-color="#2e8b57" draw:fill="gradient" draw:fill-gradient-name="Gradient_20_9" draw:gradient-step-count="0"/>
      <style:text-properties style:use-window-font-color="true" loext:opacity="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svg:stroke-color="#ff4200" draw:fill-gradient-name="Filled_20_Red"/>
      <style:text-properties style:use-window-font-color="true" loext:opacity="0%" loext:color-lum-mod="100%" loext:color-lum-off="0%"/>
    </style:style>
    <style:style style:name="Filled_20_Yellow" style:display-name="Filled Yellow" style:family="graphic" style:parent-style-name="Filled">
      <style:graphic-properties svg:stroke-color="#cd853f" draw:fill-gradient-name="Filled_20_Yellow"/>
      <style:text-properties style:use-window-font-color="true" loext:opacity="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Range" style:family="graphic" style:parent-style-name="Graphic">
      <style:graphic-properties draw:stroke-dash="Dashed_20__28_var_29__20_2" svg:stroke-width="0.01cm" svg:stroke-color="#000000" draw:marker-start-width="0.22cm" draw:marker-end-width="0.22cm"/>
      <style:text-properties fo:font-size="12pt"/>
    </style:style>
    <style:style style:name="Range_20_Green" style:display-name="Range Green" style:family="graphic" style:parent-style-name="Range">
      <style:graphic-properties draw:fill="solid" draw:fill-color="#3faf46"/>
    </style:style>
    <style:style style:name="Range_20_Blue" style:display-name="Range Blue" style:family="graphic" style:parent-style-name="Range">
      <style:graphic-properties draw:fill="solid" draw:fill-color="#536dfe"/>
    </style:style>
    <style:style style:name="Range_20_Orange" style:display-name="Range Orange" style:family="graphic" style:parent-style-name="Range">
      <style:graphic-properties draw:fill="solid" draw:fill-color="#ff8000"/>
    </style:style>
    <style:style style:name="Legend" style:family="graphic" style:parent-style-name="A4">
      <style:graphic-properties draw:stroke="none" draw:textarea-horizontal-align="left" draw:textarea-vertical-align="middle"/>
      <style:text-properties fo:font-size="10pt"/>
    </style:style>
    <style:style style:name="Range_20_Magenta" style:display-name="Range Magenta" style:family="graphic" style:parent-style-name="Range">
      <style:graphic-properties draw:fill="solid" draw:fill-color="#ff00ff"/>
    </style:style>
    <style:style style:name="Range_20_Yellow" style:display-name="Range Yellow" style:family="graphic" style:parent-style-name="Range">
      <style:graphic-properties draw:fill="solid" draw:fill-color="#caca00"/>
    </style:style>
    <style:style style:name="Page_20_Title" style:display-name="Page Title" style:family="graphic" style:parent-style-name="Text">
      <style:graphic-properties svg:stroke-width="0.05cm" svg:stroke-color="#666666" draw:marker-start-width="0.275cm" draw:marker-end-width="0.275cm" draw:fill="solid" draw:fill-color="#b2b2b2" draw:textarea-vertical-align="middle"/>
      <style:paragraph-properties fo:text-align="center"/>
      <style:text-properties fo:font-size="16pt"/>
    </style:style>
    <style:style style:name="Range_20_Lime" style:display-name="Range Lime" style:family="graphic" style:parent-style-name="Range">
      <style:graphic-properties draw:fill="solid" draw:fill-color="#81d41a"/>
    </style:style>
    <style:style style:name="Range_20_Navy" style:display-name="Range Navy" style:family="graphic" style:parent-style-name="Range">
      <style:graphic-properties draw:fill="solid" draw:fill-color="#000080"/>
    </style:style>
    <style:style style:name="Thick_20_Dashed" style:display-name="Thick Dashed" style:family="graphic" style:parent-style-name="Lines">
      <style:graphic-properties draw:stroke="dash" draw:stroke-dash="Fine_20_Dashed" svg:stroke-width="0.05cm" draw:marker-start-width="0.275cm" draw:marker-end-width="0.275cm" svg:stroke-linecap="butt" draw:textarea-horizontal-align="center" draw:textarea-vertical-align="middle"/>
      <style:text-properties fo:font-size="10pt"/>
    </style:style>
    <style:style style:name="Thick" style:family="graphic" style:parent-style-name="Lines">
      <style:graphic-properties svg:stroke-width="0.05cm" draw:marker-start-width="0.275cm" draw:marker-end="Triangle" draw:marker-end-width="0.275cm" svg:stroke-linecap="round"/>
      <style:text-properties fo:font-size="10pt"/>
    </style:style>
    <style:style style:name="Filled_20_Black" style:display-name="Filled Black" style:family="graphic" style:parent-style-name="Filled">
      <style:graphic-properties draw:fill="solid" draw:fill-color="#000000"/>
    </style:style>
    <style:style style:name="Bordered" style:family="graphic" style:parent-style-name="Graphic">
      <style:graphic-properties draw:stroke="dash" draw:stroke-dash="_32__20_Dots_20_1_20_Dash" svg:stroke-width="0.05cm" svg:stroke-color="#000000" draw:marker-start-width="0.275cm" draw:marker-end-width="0.275cm" draw:fill="none" draw:fill-color="#ffffff" draw:textarea-horizontal-align="left" fo:padding-top="0.2cm" fo:padding-bottom="0.2cm" fo:padding-left="0.2cm" fo:padding-right="0.2cm" draw:shadow-color="#000000"/>
      <style:text-properties fo:font-size="14pt" fo:font-weight="bold"/>
    </style:style>
    <style:style style:name="Filled_20_Magenta" style:display-name="Filled Magenta" style:family="graphic" style:parent-style-name="Filled">
      <style:graphic-properties svg:stroke-color="#a1467e" draw:fill="solid" draw:fill-color="#bf819e"/>
    </style:style>
    <style:style style:name="Filled_20_Hatched" style:display-name="Filled Hatched" style:family="graphic" style:parent-style-name="Filled">
      <style:graphic-properties draw:fill="hatch" draw:fill-hatch-name="Red_20_90_20_Degrees_20_Crossed_20_1" draw:fill-hatch-solid="false"/>
    </style:style>
    <style:style style:name="Event" style:family="graphic" style:parent-style-name="A4">
      <style:graphic-properties draw:stroke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7T17:50:16.270268046</meta:creation-date>
    <dc:date>2022-11-16T10:37:45.710206897</dc:date>
    <meta:editing-duration>PT6H46M35S</meta:editing-duration>
    <meta:editing-cycles>62</meta:editing-cycles>
    <meta:generator>LibreOffice/7.4.2.3$Linux_X86_64 LibreOffice_project/40$Build-3</meta:generator>
    <dc:creator>Arjan van Olphen</dc:creator>
    <meta:document-statistic meta:object-count="22"/>
  </office:meta>
</office:document-meta>
</file>